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7325" calcext:value-type="float">
            <text:p>2.28973</text:p>
          </table:table-cell>
          <table:table-cell office:value-type="float" office:value="2.40794958333333" calcext:value-type="float">
            <text:p>2.40795</text:p>
          </table:table-cell>
          <table:table-cell office:value-type="float" office:value="4.281886" calcext:value-type="float">
            <text:p>4.281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244266666667" calcext:value-type="float">
            <text:p>2.27244</text:p>
          </table:table-cell>
          <table:table-cell office:value-type="float" office:value="2.36633058333333" calcext:value-type="float">
            <text:p>2.36633</text:p>
          </table:table-cell>
          <table:table-cell office:value-type="float" office:value="4.01436" calcext:value-type="float">
            <text:p>4.014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58516666667" calcext:value-type="float">
            <text:p>2.27059</text:p>
          </table:table-cell>
          <table:table-cell office:value-type="float" office:value="2.34287975" calcext:value-type="float">
            <text:p>2.34288</text:p>
          </table:table-cell>
          <table:table-cell office:value-type="float" office:value="3.456353" calcext:value-type="float">
            <text:p>3.456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0385" calcext:value-type="float">
            <text:p>2.33304</text:p>
          </table:table-cell>
          <table:table-cell office:value-type="float" office:value="2.407216" calcext:value-type="float">
            <text:p>2.40722</text:p>
          </table:table-cell>
          <table:table-cell office:value-type="float" office:value="4.608414" calcext:value-type="float">
            <text:p>4.608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06616666667" calcext:value-type="float">
            <text:p>2.16907</text:p>
          </table:table-cell>
          <table:table-cell office:value-type="float" office:value="2.29668158333333" calcext:value-type="float">
            <text:p>2.29668</text:p>
          </table:table-cell>
          <table:table-cell office:value-type="float" office:value="3.113766" calcext:value-type="float">
            <text:p>3.113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75775" calcext:value-type="float">
            <text:p>2.22376</text:p>
          </table:table-cell>
          <table:table-cell office:value-type="float" office:value="2.28938441666667" calcext:value-type="float">
            <text:p>2.28938</text:p>
          </table:table-cell>
          <table:table-cell office:value-type="float" office:value="3.24413" calcext:value-type="float">
            <text:p>3.244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38366666667" calcext:value-type="float">
            <text:p>2.27738</text:p>
          </table:table-cell>
          <table:table-cell office:value-type="float" office:value="2.35643033333333" calcext:value-type="float">
            <text:p>2.35643</text:p>
          </table:table-cell>
          <table:table-cell office:value-type="float" office:value="4.173039" calcext:value-type="float">
            <text:p>4.173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244608333333" calcext:value-type="float">
            <text:p>2.27245</text:p>
          </table:table-cell>
          <table:table-cell office:value-type="float" office:value="2.424449" calcext:value-type="float">
            <text:p>2.42445</text:p>
          </table:table-cell>
          <table:table-cell office:value-type="float" office:value="4.245679" calcext:value-type="float">
            <text:p>4.245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20983333333" calcext:value-type="float">
            <text:p>2.27221</text:p>
          </table:table-cell>
          <table:table-cell office:value-type="float" office:value="2.3674915" calcext:value-type="float">
            <text:p>2.36749</text:p>
          </table:table-cell>
          <table:table-cell office:value-type="float" office:value="3.947176" calcext:value-type="float">
            <text:p>3.947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39475" calcext:value-type="float">
            <text:p>2.26939</text:p>
          </table:table-cell>
          <table:table-cell office:value-type="float" office:value="2.34666183333333" calcext:value-type="float">
            <text:p>2.34666</text:p>
          </table:table-cell>
          <table:table-cell office:value-type="float" office:value="3.5242" calcext:value-type="float">
            <text:p>3.52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622" calcext:value-type="float">
            <text:p>2.26762</text:p>
          </table:table-cell>
          <table:table-cell office:value-type="float" office:value="2.3779795" calcext:value-type="float">
            <text:p>2.37798</text:p>
          </table:table-cell>
          <table:table-cell office:value-type="float" office:value="3.945129" calcext:value-type="float">
            <text:p>3.945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95716666667" calcext:value-type="float">
            <text:p>2.26396</text:p>
          </table:table-cell>
          <table:table-cell office:value-type="float" office:value="2.41862175" calcext:value-type="float">
            <text:p>2.41862</text:p>
          </table:table-cell>
          <table:table-cell office:value-type="float" office:value="4.484432" calcext:value-type="float">
            <text:p>4.484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8125" calcext:value-type="float">
            <text:p>2.19581</text:p>
          </table:table-cell>
          <table:table-cell office:value-type="float" office:value="2.26151958333333" calcext:value-type="float">
            <text:p>2.26152</text:p>
          </table:table-cell>
          <table:table-cell office:value-type="float" office:value="3.34474" calcext:value-type="float">
            <text:p>3.344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44808333333" calcext:value-type="float">
            <text:p>2.25845</text:p>
          </table:table-cell>
          <table:table-cell office:value-type="float" office:value="2.33100391666667" calcext:value-type="float">
            <text:p>2.331</text:p>
          </table:table-cell>
          <table:table-cell office:value-type="float" office:value="4.131138" calcext:value-type="float">
            <text:p>4.131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752283333333" calcext:value-type="float">
            <text:p>2.25752</text:p>
          </table:table-cell>
          <table:table-cell office:value-type="float" office:value="2.39149366666667" calcext:value-type="float">
            <text:p>2.39149</text:p>
          </table:table-cell>
          <table:table-cell office:value-type="float" office:value="3.771117" calcext:value-type="float">
            <text:p>3.771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366891666667" calcext:value-type="float">
            <text:p>2.25367</text:p>
          </table:table-cell>
          <table:table-cell office:value-type="float" office:value="2.42890016666667" calcext:value-type="float">
            <text:p>2.4289</text:p>
          </table:table-cell>
          <table:table-cell office:value-type="float" office:value="3.952183" calcext:value-type="float">
            <text:p>3.952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09391666667" calcext:value-type="float">
            <text:p>2.25309</text:p>
          </table:table-cell>
          <table:table-cell office:value-type="float" office:value="2.29755558333333" calcext:value-type="float">
            <text:p>2.29756</text:p>
          </table:table-cell>
          <table:table-cell office:value-type="float" office:value="3.941397" calcext:value-type="float">
            <text:p>3.94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84125" calcext:value-type="float">
            <text:p>2.25184</text:p>
          </table:table-cell>
          <table:table-cell office:value-type="float" office:value="2.38499833333333" calcext:value-type="float">
            <text:p>2.385</text:p>
          </table:table-cell>
          <table:table-cell office:value-type="float" office:value="3.826795" calcext:value-type="float">
            <text:p>3.8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98941666667" calcext:value-type="float">
            <text:p>2.25099</text:p>
          </table:table-cell>
          <table:table-cell office:value-type="float" office:value="2.38596858333333" calcext:value-type="float">
            <text:p>2.38597</text:p>
          </table:table-cell>
          <table:table-cell office:value-type="float" office:value="3.734913" calcext:value-type="float">
            <text:p>3.734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36308333333" calcext:value-type="float">
            <text:p>2.21036</text:p>
          </table:table-cell>
          <table:table-cell office:value-type="float" office:value="2.24929308333333" calcext:value-type="float">
            <text:p>2.24929</text:p>
          </table:table-cell>
          <table:table-cell office:value-type="float" office:value="3.27932" calcext:value-type="float">
            <text:p>3.279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771258333333" calcext:value-type="float">
            <text:p>2.24771</text:p>
          </table:table-cell>
          <table:table-cell office:value-type="float" office:value="2.35878716666667" calcext:value-type="float">
            <text:p>2.35879</text:p>
          </table:table-cell>
          <table:table-cell office:value-type="float" office:value="4.082772" calcext:value-type="float">
            <text:p>4.082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4610208333333" calcext:value-type="float">
            <text:p>2.2461</text:p>
          </table:table-cell>
          <table:table-cell office:value-type="float" office:value="2.42499833333333" calcext:value-type="float">
            <text:p>2.425</text:p>
          </table:table-cell>
          <table:table-cell office:value-type="float" office:value="4.027028" calcext:value-type="float">
            <text:p>4.02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210875" calcext:value-type="float">
            <text:p>2.24211</text:p>
          </table:table-cell>
          <table:table-cell office:value-type="float" office:value="2.27320625" calcext:value-type="float">
            <text:p>2.27321</text:p>
          </table:table-cell>
          <table:table-cell office:value-type="float" office:value="3.32745" calcext:value-type="float">
            <text:p>3.327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93516666667" calcext:value-type="float">
            <text:p>2.24094</text:p>
          </table:table-cell>
          <table:table-cell office:value-type="float" office:value="2.317271" calcext:value-type="float">
            <text:p>2.31727</text:p>
          </table:table-cell>
          <table:table-cell office:value-type="float" office:value="3.774773" calcext:value-type="float">
            <text:p>3.774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5855" calcext:value-type="float">
            <text:p>2.23159</text:p>
          </table:table-cell>
          <table:table-cell office:value-type="float" office:value="2.15397633333333" calcext:value-type="float">
            <text:p>2.15398</text:p>
          </table:table-cell>
          <table:table-cell office:value-type="float" office:value="3.308959" calcext:value-type="float">
            <text:p>3.308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480608333333" calcext:value-type="float">
            <text:p>2.21481</text:p>
          </table:table-cell>
          <table:table-cell office:value-type="float" office:value="2.23153816666667" calcext:value-type="float">
            <text:p>2.23154</text:p>
          </table:table-cell>
          <table:table-cell office:value-type="float" office:value="3.417756" calcext:value-type="float">
            <text:p>3.417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772625" calcext:value-type="float">
            <text:p>2.22773</text:p>
          </table:table-cell>
          <table:table-cell office:value-type="float" office:value="2.3608625" calcext:value-type="float">
            <text:p>2.36086</text:p>
          </table:table-cell>
          <table:table-cell office:value-type="float" office:value="3.508098" calcext:value-type="float">
            <text:p>3.50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89808333333" calcext:value-type="float">
            <text:p>2.2239</text:p>
          </table:table-cell>
          <table:table-cell office:value-type="float" office:value="2.15076725" calcext:value-type="float">
            <text:p>2.15077</text:p>
          </table:table-cell>
          <table:table-cell office:value-type="float" office:value="3.281077" calcext:value-type="float">
            <text:p>3.281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65166666667" calcext:value-type="float">
            <text:p>2.22365</text:p>
          </table:table-cell>
          <table:table-cell office:value-type="float" office:value="2.25795" calcext:value-type="float">
            <text:p>2.25795</text:p>
          </table:table-cell>
          <table:table-cell office:value-type="float" office:value="3.241349" calcext:value-type="float">
            <text:p>3.241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79891666667" calcext:value-type="float">
            <text:p>2.2228</text:p>
          </table:table-cell>
          <table:table-cell office:value-type="float" office:value="2.27424516666667" calcext:value-type="float">
            <text:p>2.27425</text:p>
          </table:table-cell>
          <table:table-cell office:value-type="float" office:value="3.533896" calcext:value-type="float">
            <text:p>3.53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52841666667" calcext:value-type="float">
            <text:p>2.21653</text:p>
          </table:table-cell>
          <table:table-cell office:value-type="float" office:value="2.32533841666667" calcext:value-type="float">
            <text:p>2.32534</text:p>
          </table:table-cell>
          <table:table-cell office:value-type="float" office:value="3.545518" calcext:value-type="float">
            <text:p>3.545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490466666667" calcext:value-type="float">
            <text:p>2.2049</text:p>
          </table:table-cell>
          <table:table-cell office:value-type="float" office:value="2.21446633333333" calcext:value-type="float">
            <text:p>2.21447</text:p>
          </table:table-cell>
          <table:table-cell office:value-type="float" office:value="3.40275" calcext:value-type="float">
            <text:p>3.402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97991666667" calcext:value-type="float">
            <text:p>2.21398</text:p>
          </table:table-cell>
          <table:table-cell office:value-type="float" office:value="2.33488116666667" calcext:value-type="float">
            <text:p>2.33488</text:p>
          </table:table-cell>
          <table:table-cell office:value-type="float" office:value="3.216217" calcext:value-type="float">
            <text:p>3.216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92166666667" calcext:value-type="float">
            <text:p>2.21192</text:p>
          </table:table-cell>
          <table:table-cell office:value-type="float" office:value="2.22261791666667" calcext:value-type="float">
            <text:p>2.22262</text:p>
          </table:table-cell>
          <table:table-cell office:value-type="float" office:value="3.527404" calcext:value-type="float">
            <text:p>3.52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18475" calcext:value-type="float">
            <text:p>2.21018</text:p>
          </table:table-cell>
          <table:table-cell office:value-type="float" office:value="2.20804516666667" calcext:value-type="float">
            <text:p>2.20805</text:p>
          </table:table-cell>
          <table:table-cell office:value-type="float" office:value="3.731264" calcext:value-type="float">
            <text:p>3.731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89266666667" calcext:value-type="float">
            <text:p>2.16189</text:p>
          </table:table-cell>
          <table:table-cell office:value-type="float" office:value="2.20770683333333" calcext:value-type="float">
            <text:p>2.20771</text:p>
          </table:table-cell>
          <table:table-cell office:value-type="float" office:value="2.578263" calcext:value-type="float">
            <text:p>2.578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06416666667" calcext:value-type="float">
            <text:p>2.20506</text:p>
          </table:table-cell>
          <table:table-cell office:value-type="float" office:value="2.25808875" calcext:value-type="float">
            <text:p>2.25809</text:p>
          </table:table-cell>
          <table:table-cell office:value-type="float" office:value="3.448301" calcext:value-type="float">
            <text:p>3.44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402283333333" calcext:value-type="float">
            <text:p>2.20402</text:p>
          </table:table-cell>
          <table:table-cell office:value-type="float" office:value="2.32008866666667" calcext:value-type="float">
            <text:p>2.32009</text:p>
          </table:table-cell>
          <table:table-cell office:value-type="float" office:value="3.493581" calcext:value-type="float">
            <text:p>3.493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071" calcext:value-type="float">
            <text:p>2.20107</text:p>
          </table:table-cell>
          <table:table-cell office:value-type="float" office:value="2.252996" calcext:value-type="float">
            <text:p>2.253</text:p>
          </table:table-cell>
          <table:table-cell office:value-type="float" office:value="3.665835" calcext:value-type="float">
            <text:p>3.665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49391666667" calcext:value-type="float">
            <text:p>2.16849</text:p>
          </table:table-cell>
          <table:table-cell office:value-type="float" office:value="2.2006185" calcext:value-type="float">
            <text:p>2.20062</text:p>
          </table:table-cell>
          <table:table-cell office:value-type="float" office:value="3.059078" calcext:value-type="float">
            <text:p>3.05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60983333333" calcext:value-type="float">
            <text:p>2.16461</text:p>
          </table:table-cell>
          <table:table-cell office:value-type="float" office:value="2.189869" calcext:value-type="float">
            <text:p>2.18987</text:p>
          </table:table-cell>
          <table:table-cell office:value-type="float" office:value="3.144667" calcext:value-type="float">
            <text:p>3.144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91816666667" calcext:value-type="float">
            <text:p>2.18792</text:p>
          </table:table-cell>
          <table:table-cell office:value-type="float" office:value="2.23446858333333" calcext:value-type="float">
            <text:p>2.23447</text:p>
          </table:table-cell>
          <table:table-cell office:value-type="float" office:value="2.919786" calcext:value-type="float">
            <text:p>2.919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818" calcext:value-type="float">
            <text:p>2.18482</text:p>
          </table:table-cell>
          <table:table-cell office:value-type="float" office:value="2.2240855" calcext:value-type="float">
            <text:p>2.22409</text:p>
          </table:table-cell>
          <table:table-cell office:value-type="float" office:value="2.967759" calcext:value-type="float">
            <text:p>2.967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337116666667" calcext:value-type="float">
            <text:p>2.18337</text:p>
          </table:table-cell>
          <table:table-cell office:value-type="float" office:value="2.15653658333333" calcext:value-type="float">
            <text:p>2.15654</text:p>
          </table:table-cell>
          <table:table-cell office:value-type="float" office:value="3.200415" calcext:value-type="float">
            <text:p>3.200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28508333333" calcext:value-type="float">
            <text:p>2.18329</text:p>
          </table:table-cell>
          <table:table-cell office:value-type="float" office:value="2.28942133333333" calcext:value-type="float">
            <text:p>2.28942</text:p>
          </table:table-cell>
          <table:table-cell office:value-type="float" office:value="3.095531" calcext:value-type="float">
            <text:p>3.095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4715" calcext:value-type="float">
            <text:p>2.18247</text:p>
          </table:table-cell>
          <table:table-cell office:value-type="float" office:value="2.27083941666667" calcext:value-type="float">
            <text:p>2.27084</text:p>
          </table:table-cell>
          <table:table-cell office:value-type="float" office:value="3.057908" calcext:value-type="float">
            <text:p>3.057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051341666667" calcext:value-type="float">
            <text:p>2.18051</text:p>
          </table:table-cell>
          <table:table-cell office:value-type="float" office:value="2.34562216666667" calcext:value-type="float">
            <text:p>2.34562</text:p>
          </table:table-cell>
          <table:table-cell office:value-type="float" office:value="3.401806" calcext:value-type="float">
            <text:p>3.401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474566666667" calcext:value-type="float">
            <text:p>2.17475</text:p>
          </table:table-cell>
          <table:table-cell office:value-type="float" office:value="2.30534983333333" calcext:value-type="float">
            <text:p>2.30535</text:p>
          </table:table-cell>
          <table:table-cell office:value-type="float" office:value="3.039609" calcext:value-type="float">
            <text:p>3.039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667483333333" calcext:value-type="float">
            <text:p>2.16667</text:p>
          </table:table-cell>
          <table:table-cell office:value-type="float" office:value="2.32402775" calcext:value-type="float">
            <text:p>2.32403</text:p>
          </table:table-cell>
          <table:table-cell office:value-type="float" office:value="3.327094" calcext:value-type="float">
            <text:p>3.327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527058333333" calcext:value-type="float">
            <text:p>2.16527</text:p>
          </table:table-cell>
          <table:table-cell office:value-type="float" office:value="2.20435516666667" calcext:value-type="float">
            <text:p>2.20436</text:p>
          </table:table-cell>
          <table:table-cell office:value-type="float" office:value="3.659961" calcext:value-type="float">
            <text:p>3.659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64075" calcext:value-type="float">
            <text:p>2.14064</text:p>
          </table:table-cell>
          <table:table-cell office:value-type="float" office:value="2.15913616666667" calcext:value-type="float">
            <text:p>2.15914</text:p>
          </table:table-cell>
          <table:table-cell office:value-type="float" office:value="2.589434" calcext:value-type="float">
            <text:p>2.589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463158333333" calcext:value-type="float">
            <text:p>2.15463</text:p>
          </table:table-cell>
          <table:table-cell office:value-type="float" office:value="2.15892325" calcext:value-type="float">
            <text:p>2.15892</text:p>
          </table:table-cell>
          <table:table-cell office:value-type="float" office:value="2.811703" calcext:value-type="float">
            <text:p>2.81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83016666667" calcext:value-type="float">
            <text:p>2.16483</text:p>
          </table:table-cell>
          <table:table-cell office:value-type="float" office:value="2.15052725" calcext:value-type="float">
            <text:p>2.15053</text:p>
          </table:table-cell>
          <table:table-cell office:value-type="float" office:value="3.149351" calcext:value-type="float">
            <text:p>3.149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481383333333" calcext:value-type="float">
            <text:p>2.14481</text:p>
          </table:table-cell>
          <table:table-cell office:value-type="float" office:value="2.08850925" calcext:value-type="float">
            <text:p>2.08851</text:p>
          </table:table-cell>
          <table:table-cell office:value-type="float" office:value="2.848735" calcext:value-type="float">
            <text:p>2.848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289066666667" calcext:value-type="float">
            <text:p>2.14289</text:p>
          </table:table-cell>
          <table:table-cell office:value-type="float" office:value="2.07659816666667" calcext:value-type="float">
            <text:p>2.0766</text:p>
          </table:table-cell>
          <table:table-cell office:value-type="float" office:value="2.567887" calcext:value-type="float">
            <text:p>2.567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821333333333" calcext:value-type="float">
            <text:p>2.13821</text:p>
          </table:table-cell>
          <table:table-cell office:value-type="float" office:value="2.21612416666667" calcext:value-type="float">
            <text:p>2.21612</text:p>
          </table:table-cell>
          <table:table-cell office:value-type="float" office:value="2.601255" calcext:value-type="float">
            <text:p>2.601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288975" calcext:value-type="float">
            <text:p>2.13289</text:p>
          </table:table-cell>
          <table:table-cell office:value-type="float" office:value="2.26397183333333" calcext:value-type="float">
            <text:p>2.26397</text:p>
          </table:table-cell>
          <table:table-cell office:value-type="float" office:value="2.422942" calcext:value-type="float">
            <text:p>2.422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4179" calcext:value-type="float">
            <text:p>2.12418</text:p>
          </table:table-cell>
          <table:table-cell office:value-type="float" office:value="2.067754" calcext:value-type="float">
            <text:p>2.06775</text:p>
          </table:table-cell>
          <table:table-cell office:value-type="float" office:value="2.625636" calcext:value-type="float">
            <text:p>2.625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0503391666667" calcext:value-type="float">
            <text:p>2.10503</text:p>
          </table:table-cell>
          <table:table-cell office:value-type="float" office:value="2.0939135" calcext:value-type="float">
            <text:p>2.09391</text:p>
          </table:table-cell>
          <table:table-cell office:value-type="float" office:value="2.207696" calcext:value-type="float">
            <text:p>2.20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82446" calcext:value-type="float">
            <text:p>2.08245</text:p>
          </table:table-cell>
          <table:table-cell office:value-type="float" office:value="2.10343266666667" calcext:value-type="float">
            <text:p>2.10343</text:p>
          </table:table-cell>
          <table:table-cell office:value-type="float" office:value="2.708642" calcext:value-type="float">
            <text:p>2.708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5" calcext:value-type="float">
            <text:p>5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5" calcext:value-type="float">
            <text:p>5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0" calcext:value-type="float">
            <text:p>0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5" calcext:value-type="float">
            <text:p>5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5" calcext:value-type="float">
            <text:p>5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6:39.716855627</dc:date>
    <meta:document-statistic meta:table-count="1" meta:cell-count="4641" meta:object-count="0"/>
    <meta:generator>LibreOffice/4.2.8.2$Linux_X86_64 LibreOffice_project/420m0$Build-2</meta:generator>
  </office:meta>
</office:document-meta>
</file>